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e5f0"/>
    </style:style>
    <style:style style:name="P2" style:family="paragraph" style:parent-style-name="Standard">
      <style:paragraph-properties fo:text-align="center" style:justify-single-word="false"/>
      <style:text-properties officeooo:paragraph-rsid="0015e5f0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5e5f0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5e5f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e5f0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5e5f0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5e5f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75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1" style:data-style-name="N0">0.01</text:variable-set>: Scientific Notation</text:p>
      <text:list xml:id="list477563218512593142" text:style-name="L1">
        <text:list-item>
          <text:p text:style-name="P5">Write the following numbers in scientific notation:</text:p>
        </text:list-item>
      </text:list>
      <text:p text:style-name="P1"><text:tab/>a. 1024<text:span text:style-name="T4">0</text:span> <text:tab/><text:tab/><text:tab/><text:tab/><text:tab/><text:tab/>g. 0.7 kV</text:p>
      <text:p text:style-name="P1"/>
      <text:p text:style-name="P1"/>
      <text:p text:style-name="P1"><text:tab/>b. 0.00<text:span text:style-name="T4">5</text:span>48 <text:tab/><text:tab/><text:tab/><text:tab/><text:tab/><text:tab/>h. -200 m/s</text:p>
      <text:p text:style-name="P1"/>
      <text:p text:style-name="P1"/>
      <text:p text:style-name="P1"><text:tab/>c. 10,000,000 <text:s/><text:tab/><text:tab/><text:tab/><text:tab/><text:tab/>i. -0.0000013 m</text:p>
      <text:p text:style-name="P1"/>
      <text:p text:style-name="P1"/>
      <text:p text:style-name="P1"><text:tab/>d. -15 J <text:tab/><text:tab/><text:tab/><text:tab/><text:tab/><text:tab/>j. -13,000,000,000 Farads</text:p>
      <text:p text:style-name="P1"/>
      <text:p text:style-name="P1"/>
      <text:p text:style-name="P1"><text:tab/>e. 32 N <text:tab/><text:tab/><text:tab/><text:tab/><text:tab/><text:tab/>k. 142,857 s</text:p>
      <text:p text:style-name="P1"/>
      <text:p text:style-name="P1"/>
      <text:p text:style-name="P1"><text:tab/>f. 1 Pa<text:tab/><text:tab/><text:tab/><text:tab/><text:tab/><text:tab/><text:tab/> m. -1 </text:p>
      <text:p text:style-name="P1"/>
      <text:p text:style-name="P1"/>
      <text:p text:style-name="P1">2. Write the following in standard notation:</text:p>
      <text:p text:style-name="P1"/>
      <text:p text:style-name="P1"><text:tab/>a. 5.6 x 10<text:span text:style-name="T1">3</text:span></text:p>
      <text:p text:style-name="P3"/>
      <text:p text:style-name="P1"/>
      <text:p text:style-name="P1"><text:tab/>b. 3.25 x 10<text:span text:style-name="T1">-3</text:span></text:p>
      <text:p text:style-name="P1"/>
      <text:p text:style-name="P1"/>
      <text:p text:style-name="P1"><text:tab/>c. 1.0 x 10<text:span text:style-name="T1">1</text:span></text:p>
      <text:p text:style-name="P1"/>
      <text:p text:style-name="P1"/>
      <text:p text:style-name="P1"><text:tab/>d. 2.997 x 10<text:span text:style-name="T1">8</text:span> m/s <text:s/>(The speed of light in a vacuum)</text:p>
      <text:p text:style-name="P1"/>
      <text:p text:style-name="P1"/>
      <text:p text:style-name="P1"><text:tab/>e. -1.6 x 10<text:span text:style-name="T1">-19</text:span> C (The charge of an electron)</text:p>
      <text:p text:style-name="P1"/>
      <text:p text:style-name="P1"/>
      <text:p text:style-name="P1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613715687696322758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34404972060846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134403332711906" text:continue-numbering="true" text:style-name="L2">
        <text:list-item>
          <text:p text:style-name="P6">Solve:</text:p>
          <text:list>
            <text:list-item>
              <text:p text:style-name="P6"><draw:frame draw:style-name="fr3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134403280145654" text:continue-numbering="true" text:style-name="L2">
        <text:list-item>
          <text:list>
            <text:list-item>
              <text:p text:style-name="P6"><draw:frame draw:style-name="fr3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134403284394352" text:continue-numbering="true" text:style-name="L2">
        <text:list-item>
          <text:list>
            <text:list-item>
              <text:p text:style-name="P6"><draw:frame draw:style-name="fr3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403969774090" text:continue-numbering="true" text:style-name="L2">
        <text:list-item>
          <text:list>
            <text:list-item>
              <text:p text:style-name="P6"><draw:frame draw:style-name="fr3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404589013859" text:continue-numbering="true" text:style-name="L2">
        <text:list-item>
          <text:list>
            <text:list-item>
              <text:p text:style-name="P6"><draw:frame draw:style-name="fr3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403948559537" text:continue-numbering="true" text:style-name="L2">
        <text:list-item>
          <text:list>
            <text:list-item>
              <text:p text:style-name="P6"><draw:frame draw:style-name="fr3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9"><draw:image xlink:href="Pictures/10000201000000EF000001006055DAA5.png" xlink:type="simple" xlink:show="embed" xlink:actuate="onLoad"/></draw:frame> <text:s text:c="20"/>Name:<text:tab/><text:tab/><text:date style:data-style-name="N37" text:date-value="2016-08-19T13:44:03.11506266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3.817462503</meta:creation-date>
    <meta:editing-duration>PT5M35S</meta:editing-duration>
    <meta:editing-cycles>4</meta:editing-cycles>
    <meta:generator>LibreOffice/4.3.7.2$Linux_X86_64 LibreOffice_project/430$Build-2</meta:generator>
    <dc:date>2016-08-19T13:44:03.016848645</dc:date>
    <meta:document-statistic meta:table-count="0" meta:image-count="2" meta:object-count="6" meta:page-count="2" meta:paragraph-count="31" meta:word-count="142" meta:character-count="707" meta:non-whitespace-character-count="526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